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eaf2" officeooo:paragraph-rsid="0001eaf2"/>
    </style:style>
    <style:style style:name="P2" style:family="paragraph" style:parent-style-name="Standard">
      <style:text-properties officeooo:paragraph-rsid="0001eaf2"/>
    </style:style>
    <style:style style:name="P3" style:family="paragraph" style:parent-style-name="Standard">
      <style:text-properties officeooo:rsid="00034ac4" officeooo:paragraph-rsid="00034ac4"/>
    </style:style>
    <style:style style:name="P4" style:family="paragraph" style:parent-style-name="Standard">
      <style:text-properties officeooo:rsid="00051c18" officeooo:paragraph-rsid="00051c18"/>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 style:family="paragraph" style:parent-style-name="Standard">
      <style:text-properties officeooo:rsid="000674b3" officeooo:paragraph-rsid="000674b3"/>
    </style:style>
    <style:style style:name="P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1eaf2" officeooo:paragraph-rsid="0001eaf2"/>
    </style:style>
    <style:style style:name="P8" style:family="paragraph" style:parent-style-name="Text_20_body">
      <style:text-properties officeooo:rsid="00051c18" officeooo:paragraph-rsid="00051c18"/>
    </style:style>
    <style:style style:name="P9" style:family="paragraph" style:parent-style-name="Text_20_body" style:list-style-name="L3">
      <style:text-properties officeooo:rsid="00051c18" officeooo:paragraph-rsid="00051c18"/>
    </style:style>
    <style:style style:name="P10" style:family="paragraph" style:parent-style-name="Text_20_body" style:list-style-name="L8">
      <style:text-properties officeooo:rsid="00051c18" officeooo:paragraph-rsid="000674b3"/>
    </style:style>
    <style:style style:name="P11" style:family="paragraph" style:parent-style-name="Text_20_body" style:list-style-name="L2">
      <style:text-properties officeooo:paragraph-rsid="00051c18"/>
    </style:style>
    <style:style style:name="P12" style:family="paragraph" style:parent-style-name="Text_20_body" style:list-style-name="L3">
      <style:text-properties officeooo:paragraph-rsid="00051c18"/>
    </style:style>
    <style:style style:name="P13" style:family="paragraph" style:parent-style-name="Text_20_body" style:list-style-name="L5">
      <style:text-properties officeooo:paragraph-rsid="000674b3"/>
    </style:style>
    <style:style style:name="P14" style:family="paragraph" style:parent-style-name="Text_20_body" style:list-style-name="L7">
      <style:text-properties officeooo:paragraph-rsid="000674b3"/>
    </style:style>
    <style:style style:name="P15" style:family="paragraph" style:parent-style-name="Text_20_body">
      <style:text-properties officeooo:paragraph-rsid="000674b3"/>
    </style:style>
    <style:style style:name="P16" style:family="paragraph" style:parent-style-name="Text_20_body">
      <style:paragraph-properties fo:margin-left="0.4925in" fo:margin-right="0in" fo:text-indent="0in" style:auto-text-indent="false"/>
      <style:text-properties officeooo:paragraph-rsid="00051c18"/>
    </style:style>
    <style:style style:name="T1" style:family="text">
      <style:text-properties officeooo:rsid="0001eaf2"/>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01eaf2"/>
    </style:style>
    <style:style style:name="T5" style:family="text">
      <style:text-properties fo:color="#000000" style:font-name="Menlo-Regular" fo:font-size="11pt" style:font-size-asian="11pt"/>
    </style:style>
    <style:style style:name="T6" style:family="text">
      <style:text-properties fo:color="#000000" style:font-name="Menlo-Regular" fo:font-size="11pt" officeooo:rsid="0007ca8d" style:font-size-asian="11pt"/>
    </style:style>
    <style:style style:name="T7" style:family="text">
      <style:text-properties fo:color="#000000" style:font-name="Menlo-Regular" fo:font-size="11pt" style:text-underline-style="none" style:font-size-asian="11pt"/>
    </style:style>
    <style:style style:name="T8" style:family="text">
      <style:text-properties officeooo:rsid="00033485"/>
    </style:style>
    <style:style style:name="T9" style:family="text">
      <style:text-properties officeooo:rsid="000ba8e4"/>
    </style:style>
    <style:style style:name="T10" style:family="text">
      <style:text-properties officeooo:rsid="000674b3"/>
    </style:style>
    <style:style style:name="T11" style:family="text">
      <style:text-properties officeooo:rsid="0007ca8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On ZenCart integration</text:h>
      <text:p text:style-name="P1"/>
      <text:p text:style-name="P1"/>
      <text:p text:style-name="P1">It’s selling things, not registering people</text:p>
      <text:p text:style-name="P1"><text:tab/>You’ll care about this when you’re selling tour tickets, Modeling with the Masters seats, banquet tickets, etc</text:p>
      <text:p text:style-name="P1"><text:tab/>But at the start, it’s confusing</text:p>
      <text:p text:style-name="P1"/>
      <text:p text:style-name="P1"/>
      <text:p text:style-name="P1">There are customer numbers and order numbers, but neither of those is really a <text:span text:style-name="T8">registration number</text:span></text:p>
      <text:p text:style-name="P2"><text:span text:style-name="T1"><text:tab/></text:span>kids &amp; spouse</text:p>
      <text:p text:style-name="P1"/>
      <text:p text:style-name="P1"/>
      <text:p text:style-name="P1"/>
      <text:h text:style-name="Heading_20_2" text:outline-level="2">Technical Aspects of Integration</text:h>
      <text:p text:style-name="P1"/>
      <text:p text:style-name="P6">This is how we do it with Zen Cart, but maybe it’ll help you with others...</text:p>
      <text:p text:style-name="P6"/>
      <text:p text:style-name="P4">Files with references to “Zen”</text:p>
      <text:p text:style-name="P4"><text:span text:style-name="T5">./access.php</text:span></text:p>
      <text:p text:style-name="P5"><text:span text:style-name="T5">./define_db.sql</text:span></text:p>
      <text:p text:style-name="P5"><text:span text:style-name="T5">./formatting.php</text:span></text:p>
      <text:p text:style-name="P5"><text:span text:style-name="T5">./index.php</text:span></text:p>
      <text:p text:style-name="P5"><text:span text:style-name="T5">./access.php.mine</text:span></text:p>
      <text:p text:style-name="P5"><text:span text:style-name="T5">./access.php.kc2018</text:span></text:p>
      <text:p text:style-name="P5"><text:span text:style-name="T5">./update_zen.sql</text:span></text:p>
      <text:p text:style-name="P5"><text:span text:style-name="T5">./access.php.git</text:span></text:p>
      <text:p text:style-name="P5"><text:span text:style-name="T5">./define_zen_repl.sql</text:span></text:p>
      <text:p text:style-name="P4"/>
      <text:p text:style-name="P1"/>
      <text:h text:style-name="Heading_20_2" text:outline-level="2">Technical Aspects of Zen Cart <text:span text:style-name="T10">I</text:span>nstallation</text:h>
      <text:p text:style-name="P1"/>
      <text:p text:style-name="P1">We use 1.5.5f (from ZenCart github) plus two extensions</text:p>
      <text:p text:style-name="P1"><text:tab/>fields</text:p>
      <text:p text:style-name="P1"><text:tab/>responsive</text:p>
      <text:p text:style-name="P1">(Say more about this individually)</text:p>
      <text:p text:style-name="P1"/>
      <text:p text:style-name="P1">git branch and merge strategy</text:p>
      <text:p text:style-name="P1"/>
      <text:p text:style-name="P1">If you want to use GitHub for your convention, use of <text:span text:style-name="T2">two</text:span><text:span text:style-name="T3"> separate branches recommended:</text:span></text:p>
      <text:p text:style-name="P2"><text:span text:style-name="T4"><text:tab/></text:span><text:span text:style-name="T7">stlouis2020</text:span><text:span text:style-name="T4"> – the core content</text:span></text:p>
      <text:p text:style-name="P2"><text:span text:style-name="T4"><text:tab/></text:span><text:span text:style-name="T7">stlouis2020-merge-resp-extra</text:span><text:span text:style-name="T4"> – the core merged with the two branches – load from this one</text:span></text:p>
      <text:p text:style-name="P2"><text:soft-page-break/><text:span text:style-name="T4"/></text:p>
      <text:p text:style-name="P2"><text:span text:style-name="T4"/></text:p>
      <text:h text:style-name="Heading_20_3" text:outline-level="3"><text:span text:style-name="T4">M</text:span><text:span text:style-name="T3">ore on the Extra Fields update</text:span></text:h>
      <text:p text:style-name="P3"><text:span text:style-name="T3">Six fields</text:span></text:p>
      <text:p text:style-name="P3"><text:span text:style-name="T3">Typical uses:</text:span></text:p>
      <text:p text:style-name="P3"><text:span text:style-name="T3"><text:tab/>Reg #:</text:span></text:p>
      <text:p text:style-name="P3"><text:span text:style-name="T3"><text:tab/>MMR:</text:span></text:p>
      <text:p text:style-name="P3"><text:span text:style-name="T3"><text:tab/>First time attendee:</text:span></text:p>
      <text:p text:style-name="P3"><text:span text:style-name="T3"/></text:p>
      <text:h text:style-name="Heading_20_3" text:outline-level="3">More on the Responsive update</text:h>
      <text:p text:style-name="P3"><text:a xlink:type="simple" xlink:href="https://www.zen-cart.com/showthread.php?209889-Responsive-All-Business-Template" text:style-name="Internet_20_link" text:visited-style-name="Visited_20_Internet_20_Link"><text:span text:style-name="T3">https://www.zen-cart.com/showthread.php?209889-Responsive-All-Business-Template</text:span></text:a></text:p>
      <text:p text:style-name="P3"><text:a xlink:type="simple" xlink:href="http://www.picaflor-azul.com/" text:style-name="Internet_20_link" text:visited-style-name="Visited_20_Internet_20_Link"><text:span text:style-name="T3">http://www.picaflor-azul.com</text:span></text:a></text:p>
      <text:p text:style-name="P3"><text:span text:style-name="T3"/></text:p>
      <text:p text:style-name="P3"><text:span text:style-name="T3"/></text:p>
      <text:p text:style-name="P3"><text:span text:style-name="T3"/></text:p>
      <text:p text:style-name="P1"/>
      <text:p text:style-name="P7"/>
      <text:p text:style-name="P1"/>
      <text:h text:style-name="Heading_20_2" text:outline-level="2"><text:span text:style-name="T10">Appendix: </text:span>From EventToolsAdmin doc:</text:h>
      <text:p text:style-name="P4"/>
      <text:list xml:id="list3601467758" text:style-name="L2">
        <text:list-item>
          <text:p text:style-name="P11">If you have installed Zen Cart and want it integrated with EventTools, make a temporary copy of these files:</text:p>
          <text:list>
            <text:list-item>
              <text:p text:style-name="P11">define_db.sql</text:p>
            </text:list-item>
            <text:list-item>
              <text:p text:style-name="P11">define_views.sql</text:p>
            </text:list-item>
            <text:list-item>
              <text:p text:style-name="P11">load_defaults.sql files</text:p>
            </text:list-item>
          </text:list>
        </text:list-item>
      </text:list>
      <text:p text:style-name="P16">If you have not installed and won't be using Zen Cart, make temporary copies of these files:</text:p>
      <text:list xml:id="list66753797" text:style-name="L3">
        <text:list-item>
          <text:list>
            <text:list-item>
              <text:p text:style-name="P12">define_zen_repl.sql</text:p>
            </text:list-item>
            <text:list-item>
              <text:p text:style-name="P12">define_db.sql</text:p>
            </text:list-item>
            <text:list-item>
              <text:p text:style-name="P12">define_views.sql</text:p>
            </text:list-item>
            <text:list-item>
              <text:p text:style-name="P9">load_defaults.sql</text:p>
            </text:list-item>
          </text:list>
        </text:list-item>
      </text:list>
      <text:p text:style-name="P8"/>
      <text:p text:style-name="P8">…</text:p>
      <text:p text:style-name="P8"/>
      <text:p text:style-name="Text_20_body"><text:span text:style-name="T11">(There are also two PHP scripts: <text:s/></text:span><text:span text:style-name="T6">edit_zen_repl_customer.php and edit_zen_repl_address.php, </text:span>both accessible from the index page)</text:p>
      <text:h text:style-name="Heading_20_3" text:outline-level="3"><text:soft-page-break/>Zen Cart Interface</text:h>
      <text:p text:style-name="P15">The X2011west convention used Zen Cart for its online store. <text:s/>This section describes the interface between EventTools and Zen Cart. Most people who use EventTools for operating events don't need an online store, and don't install Zen Cart.</text:p>
      <text:p text:style-name="P15">We decided early on not to mix database tables between Zen Cart and Event Tools. <text:s/>Although their tables live in the same MySQL database, we're accessing them separately with the two separate applications.</text:p>
      <text:h text:style-name="Heading_20_3" text:outline-level="3">Loading Zen Cart from EventTools</text:h>
      <text:p text:style-name="P15">See the EventTools-ZenCart manual, which includes items like:</text:p>
      <text:list xml:id="list1595915944" text:style-name="L5">
        <text:list-item>
          <text:p text:style-name="P13">Category matching e.g. Layout Tours as category</text:p>
        </text:list-item>
        <text:list-item>
          <text:p text:style-name="P13">Conversion routine using Easy Populate:</text:p>
        </text:list-item>
        <text:list-item>
          <text:p text:style-name="P13">Use of event status codes, add-to-cart links:</text:p>
        </text:list-item>
      </text:list>
      <text:h text:style-name="Heading_20_3" text:outline-level="3">Accessing Zen Cart for Attendee (Customer) Contact Information</text:h>
      <text:p text:style-name="P15">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other table, the view can be redefined to access it from there.</text:p>
      <text:h text:style-name="Heading_20_3" text:outline-level="3">Special Cases &amp; Lessons Learned</text:h>
      <text:p text:style-name="P15">The X2011west organization encountered a number of special cases. Many of them were built into EventTools, and become not-so-special. This section describes how the remaining cases were handled manually.</text:p>
      <text:list xml:id="list1877916334" text:style-name="L7">
        <text:list-item>
          <text:p text:style-name="P14"><text:span text:style-name="T2">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14"><text:span text:style-name="T2">Jelly-Belly tours</text:span>: <text:s/>These are purchased general tours, but the ticket holder is allowed to get zero-cost tickets to bring along their children.</text:p>
        </text:list-item>
        <text:list-item>
          <text:p text:style-name="P14"><text:span text:style-name="T2">Modeling with the Masters</text:span>: Formally clinics, these require advance purchase, with only certain scales available for certain clinics.</text:p>
        </text:list-item>
      </text:list>
      <text:list xml:id="list480374775" text:style-name="L8">
        <text:list-item>
          <text:p text:style-name="P10">Zero price (default is -1 for “no data) and self-scheduled (no times, soft times) tours (2011-0707 00:00:00 is a blank time) – <text:span text:style-name="T9">support for these </text:span>requires more work.</text:p>
        </text:list-item>
      </text:list>
      <text:p text:style-name="P1"/>
      <text:p text:style-name="P7"><text:soft-page-break/></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09:46:06.582951952</meta:creation-date>
    <dc:date>2018-07-20T10:06:21.466872327</dc:date>
    <meta:editing-duration>PT20M17S</meta:editing-duration>
    <meta:editing-cycles>6</meta:editing-cycles>
    <meta:generator>LibreOffice/5.4.6.2$MacOSX_X86_64 LibreOffice_project/4014ce260a04f1026ba855d3b8d91541c224eab8</meta:generator>
    <meta:document-statistic meta:table-count="0" meta:image-count="0" meta:object-count="0" meta:page-count="4" meta:paragraph-count="64" meta:word-count="574" meta:character-count="3838" meta:non-whitespace-character-count="3320"/>
  </office:meta>
</office:document-meta>
</file>